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1.6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last" table:style-name="ta1">
        <table:shapes>
          <draw:frame draw:z-index="0" draw:style-name="gr1" draw:text-style-name="P1" svg:width="336.63mm" svg:height="178.5mm" svg:x="102.47mm" svg:y="0mm">
            <loext:p draw:notify-on-update-of-ranges="last.A1:last.A1 last.A2:last.A16 last.B1:last.B1 last.B2:last.B16 last.C1:last.C1 last.C2:last.C16 last.D1:last.D1 last.D2:last.D1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Aspects</text:p>
          </table:table-cell>
          <table:table-cell office:value-type="string" calcext:value-type="string">
            <text:p>Mass Media</text:p>
          </table:table-cell>
          <table:table-cell office:value-type="string" calcext:value-type="string">
            <text:p>TweetFol</text:p>
          </table:table-cell>
          <table:table-cell office:value-type="string" calcext:value-type="string">
            <text:p>QH Data</text:p>
          </table:table-cell>
          <table:table-cell/>
        </table:table-row>
        <table:table-row table:style-name="ro1">
          <table:table-cell office:value-type="string" calcext:value-type="string">
            <text:p>Negative impact of demonetisation on Real-Estate</text:p>
          </table:table-cell>
          <table:table-cell office:value-type="float" office:value="0.00862518839682842" calcext:value-type="float">
            <text:p>0.0086251884</text:p>
          </table:table-cell>
          <table:table-cell office:value-type="float" office:value="0.00519423759014272" calcext:value-type="float">
            <text:p>0.0051942376</text:p>
          </table:table-cell>
          <table:table-cell office:value-type="float" office:value="0.0170940170940171" calcext:value-type="float">
            <text:p>0.0170940171</text:p>
          </table:table-cell>
          <table:table-cell table:style-name="ce2"/>
        </table:table-row>
        <table:table-row table:style-name="ro1">
          <table:table-cell office:value-type="string" calcext:value-type="string">
            <text:p>Suffering of farmers and Relief-measures</text:p>
          </table:table-cell>
          <table:table-cell office:value-type="float" office:value="0.011508123103182" calcext:value-type="float">
            <text:p>0.0115081231</text:p>
          </table:table-cell>
          <table:table-cell office:value-type="float" office:value="0.00566491284102944" calcext:value-type="float">
            <text:p>0.0056649128</text:p>
          </table:table-cell>
          <table:table-cell office:value-type="float" office:value="0.0227920227920228" calcext:value-type="float">
            <text:p>0.0227920228</text:p>
          </table:table-cell>
          <table:table-cell/>
        </table:table-row>
        <table:table-row table:style-name="ro1">
          <table:table-cell office:value-type="string" calcext:value-type="string">
            <text:p>Huge deposits in PMY bank accounts</text:p>
          </table:table-cell>
          <table:table-cell office:value-type="float" office:value="0.0213979387684715" calcext:value-type="float">
            <text:p>0.0213979388</text:p>
          </table:table-cell>
          <table:table-cell office:value-type="float" office:value="0.0310309468977458" calcext:value-type="float">
            <text:p>0.0310309469</text:p>
          </table:table-cell>
          <table:table-cell office:value-type="float" office:value="0.0142450142450142" calcext:value-type="float">
            <text:p>0.0142450142</text:p>
          </table:table-cell>
          <table:table-cell table:style-name="ce2"/>
        </table:table-row>
        <table:table-row table:style-name="ro1">
          <table:table-cell office:value-type="string" calcext:value-type="string">
            <text:p>Failure of RBI to stabilize economy Post-Demon</text:p>
          </table:table-cell>
          <table:table-cell office:value-type="float" office:value="0.0232843541117067" calcext:value-type="float">
            <text:p>0.0232843541</text:p>
          </table:table-cell>
          <table:table-cell office:value-type="float" office:value="0.0220544974701205" calcext:value-type="float">
            <text:p>0.0220544975</text:p>
          </table:table-cell>
          <table:table-cell office:value-type="float" office:value="0.353276353276353" calcext:value-type="float">
            <text:p>0.3532763533</text:p>
          </table:table-cell>
          <table:table-cell/>
        </table:table-row>
        <table:table-row table:style-name="ro1">
          <table:table-cell office:value-type="string" calcext:value-type="string">
            <text:p>Court verdicts &amp; Penalties for black money hoarders</text:p>
          </table:table-cell>
          <table:table-cell office:value-type="float" office:value="0.0335687767410654" calcext:value-type="float">
            <text:p>0.0335687767</text:p>
          </table:table-cell>
          <table:table-cell office:value-type="float" office:value="0.0557077779085209" calcext:value-type="float">
            <text:p>0.0557077779</text:p>
          </table:table-cell>
          <table:table-cell office:value-type="float" office:value="0.239316239316239" calcext:value-type="float">
            <text:p>0.2393162393</text:p>
          </table:table-cell>
          <table:table-cell/>
        </table:table-row>
        <table:table-row table:style-name="ro1">
          <table:table-cell office:value-type="string" calcext:value-type="string">
            <text:p>Negative impact on Small/Medium scale industries/employees</text:p>
          </table:table-cell>
          <table:table-cell office:value-type="float" office:value="0.0337881358116463" calcext:value-type="float">
            <text:p>0.0337881358</text:p>
          </table:table-cell>
          <table:table-cell office:value-type="float" office:value="0.0225419825513961" calcext:value-type="float">
            <text:p>0.0225419826</text:p>
          </table:table-cell>
          <table:table-cell office:value-type="float" office:value="0.0170940170940171" calcext:value-type="float">
            <text:p>0.0170940171</text:p>
          </table:table-cell>
          <table:table-cell table:style-name="ce2"/>
        </table:table-row>
        <table:table-row table:style-name="ro1">
          <table:table-cell office:value-type="string" calcext:value-type="string">
            <text:p>Negative impact on Retail/Stock markets</text:p>
          </table:table-cell>
          <table:table-cell office:value-type="float" office:value="0.0356149241277068" calcext:value-type="float">
            <text:p>0.0356149241</text:p>
          </table:table-cell>
          <table:table-cell office:value-type="float" office:value="0.0343761031451193" calcext:value-type="float">
            <text:p>0.0343761031</text:p>
          </table:table-cell>
          <table:table-cell office:value-type="float" office:value="0.0256410256410256" calcext:value-type="float">
            <text:p>0.0256410256</text:p>
          </table:table-cell>
          <table:table-cell/>
        </table:table-row>
        <table:table-row table:style-name="ro1">
          <table:table-cell office:value-type="string" calcext:value-type="string">
            <text:p>Vendors going cashless &amp; impact Post-Demon</text:p>
          </table:table-cell>
          <table:table-cell office:value-type="float" office:value="0.0422374992792396" calcext:value-type="float">
            <text:p>0.0422374993</text:p>
          </table:table-cell>
          <table:table-cell office:value-type="float" office:value="0.0272319252298744" calcext:value-type="float">
            <text:p>0.0272319252</text:p>
          </table:table-cell>
          <table:table-cell office:value-type="float" office:value="0.0113960113960114" calcext:value-type="float">
            <text:p>0.0113960114</text:p>
          </table:table-cell>
          <table:table-cell table:style-name="ce2"/>
        </table:table-row>
        <table:table-row table:style-name="ro1">
          <table:table-cell office:value-type="string" calcext:value-type="string">
            <text:p>Enhanced security features on new currency notes</text:p>
          </table:table-cell>
          <table:table-cell office:value-type="float" office:value="0.0443779813246441" calcext:value-type="float">
            <text:p>0.0443779813</text:p>
          </table:table-cell>
          <table:table-cell office:value-type="float" office:value="0.071828405251391" calcext:value-type="float">
            <text:p>0.0718284053</text:p>
          </table:table-cell>
          <table:table-cell office:value-type="float" office:value="0.0712250712250712" calcext:value-type="float">
            <text:p>0.0712250712</text:p>
          </table:table-cell>
          <table:table-cell/>
        </table:table-row>
        <table:table-row table:style-name="ro1">
          <table:table-cell office:value-type="string" calcext:value-type="string">
            <text:p>Encouraging cashless payments post demonetisation</text:p>
          </table:table-cell>
          <table:table-cell office:value-type="float" office:value="0.0455853324523066" calcext:value-type="float">
            <text:p>0.0455853325</text:p>
          </table:table-cell>
          <table:table-cell office:value-type="float" office:value="0.0464455613642858" calcext:value-type="float">
            <text:p>0.0464455614</text:p>
          </table:table-cell>
          <table:table-cell office:value-type="float" office:value="0.0883190883190883" calcext:value-type="float">
            <text:p>0.0883190883</text:p>
          </table:table-cell>
          <table:table-cell table:style-name="ce2"/>
        </table:table-row>
        <table:table-row table:style-name="ro1">
          <table:table-cell office:value-type="string" calcext:value-type="string">
            <text:p>Long queues at banks and ATMs and cash crunch</text:p>
          </table:table-cell>
          <table:table-cell office:value-type="float" office:value="0.0589514465452678" calcext:value-type="float">
            <text:p>0.0589514465</text:p>
          </table:table-cell>
          <table:table-cell office:value-type="float" office:value="0.0411000353006438" calcext:value-type="float">
            <text:p>0.0411000353</text:p>
          </table:table-cell>
          <table:table-cell office:value-type="float" office:value="0.0170940170940171" calcext:value-type="float">
            <text:p>0.0170940171</text:p>
          </table:table-cell>
          <table:table-cell/>
        </table:table-row>
        <table:table-row table:style-name="ro1">
          <table:table-cell office:value-type="string" calcext:value-type="string">
            <text:p>Probes and Arrests of black money hoarders</text:p>
          </table:table-cell>
          <table:table-cell office:value-type="float" office:value="0.0609174500781798" calcext:value-type="float">
            <text:p>0.0609174501</text:p>
          </table:table-cell>
          <table:table-cell office:value-type="float" office:value="0.0680798130746861" calcext:value-type="float">
            <text:p>0.0680798131</text:p>
          </table:table-cell>
          <table:table-cell office:value-type="float" office:value="0.122507122507122" calcext:value-type="float">
            <text:p>0.1225071225</text:p>
          </table:table-cell>
          <table:table-cell table:style-name="ce2"/>
        </table:table-row>
        <table:table-row table:style-name="ro1">
          <table:table-cell office:value-type="string" calcext:value-type="string">
            <text:p>Negative imapct of demonetisation on Economy</text:p>
          </table:table-cell>
          <table:table-cell office:value-type="float" office:value="0.0832451644083839" calcext:value-type="float">
            <text:p>0.0832451644</text:p>
          </table:table-cell>
          <table:table-cell office:value-type="float" office:value="0.102489535880583" calcext:value-type="float">
            <text:p>0.1024895359</text:p>
          </table:table-cell>
          <table:table-cell office:value-type="float" office:value="0.0256410256410256" calcext:value-type="float">
            <text:p>0.0256410256</text:p>
          </table:table-cell>
          <table:table-cell table:style-name="ce2"/>
        </table:table-row>
        <table:table-row table:style-name="ro1">
          <table:table-cell office:value-type="string" calcext:value-type="string">
            <text:p>Opposition unites against government on demonetisation </text:p>
          </table:table-cell>
          <table:table-cell office:value-type="float" office:value="0.142019696068006" calcext:value-type="float">
            <text:p>0.1420196961</text:p>
          </table:table-cell>
          <table:table-cell office:value-type="float" office:value="0.125737531308309" calcext:value-type="float">
            <text:p>0.1257375313</text:p>
          </table:table-cell>
          <table:table-cell office:value-type="float" office:value="0.0056980056980057" calcext:value-type="float">
            <text:p>0.0056980057</text:p>
          </table:table-cell>
          <table:table-cell/>
        </table:table-row>
        <table:table-row table:style-name="ro1">
          <table:table-cell table:style-name="ce1" office:value-type="string" calcext:value-type="string">
            <text:p>Appreciation by PM for supporting Demonitisation</text:p>
          </table:table-cell>
          <table:table-cell office:value-type="float" office:value="0.159219079998996" calcext:value-type="float">
            <text:p>0.15921908</text:p>
          </table:table-cell>
          <table:table-cell office:value-type="float" office:value="0.260031266284523" calcext:value-type="float">
            <text:p>0.2600312663</text:p>
          </table:table-cell>
          <table:table-cell office:value-type="float" office:value="0.00284900284900285" calcext:value-type="float">
            <text:p>0.0028490028</text:p>
          </table:table-cell>
          <table:table-cell table:style-name="ce2"/>
        </table:table-row>
        <table:table-row table:style-name="ro1">
          <table:table-cell table:number-columns-repeated="5"/>
        </table:table-row>
        <table:table-row table:style-name="ro1">
          <table:table-cell table:style-name="ce1"/>
          <table:table-cell table:number-columns-repeated="3"/>
          <table:table-cell table:style-name="ce2"/>
        </table:table-row>
      </table:table>
      <table:named-expressions/>
      <table:database-ranges>
        <table:database-range table:name="__Anonymous_Sheet_DB__0" table:target-range-address="last.A1:last.D1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8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fill-character> </loext:fill-character>
      <number:text>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8">00/00/0000</text:date>, <text:time style:data-style-name="N2" text:time-value="13:09:21.7490144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8T13:13:48.962155557</dc:date>
    <meta:generator>LibreOffice/5.1.6.2$Linux_X86_64 LibreOffice_project/10m0$Build-2</meta:generator>
    <meta:editing-duration>PT2H13M23S</meta:editing-duration>
    <meta:editing-cycles>35</meta:editing-cycles>
    <meta:document-statistic meta:table-count="1" meta:cell-count="64" meta:object-count="1"/>
  </office:meta>
</office:document-meta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3.664cm" svg:height="17.851cm" xlink:href=".." xlink:type="simple" chart:class="chart:bar" chart:style-name="ch1">
        <chart:legend chart:legend-position="end" svg:x="31.03cm" svg:y="8.128cm" style:legend-expansion="high" chart:style-name="ch2"/>
        <chart:plot-area chart:style-name="ch3" table:cell-range-address="last.A1:last.D16" chart:data-source-has-labels="both" svg:x="0.673cm" svg:y="0.357cm" svg:width="29.684cm" svg:height="17.137cm">
          <chartooo:coordinate-region svg:x="12.566cm" svg:y="0.357cm" svg:width="17.551cm" svg:height="16.49cm"/>
          <chart:axis chart:dimension="x" chart:name="primary-x" chart:style-name="ch4" chartooo:axis-type="auto">
            <chartooo:date-scale/>
            <chart:categories table:cell-range-address="last.A2:last.A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ast.B2:last.B16" chart:label-cell-address="last.B1:last.B1" chart:class="chart:bar">
            <chart:data-point chart:repeated="15"/>
          </chart:series>
          <chart:series chart:style-name="ch8" chart:values-cell-range-address="last.C2:last.C16" chart:label-cell-address="last.C1:last.C1" chart:class="chart:bar">
            <chart:data-point chart:repeated="15"/>
          </chart:series>
          <chart:series chart:style-name="ch9" chart:values-cell-range-address="last.D2:last.D16" chart:label-cell-address="last.D1:last.D1" chart:class="chart:ba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ss Media</text:p>
                <draw:g>
                  <svg:desc>last.B1:last.B1</svg:desc>
                </draw:g>
              </table:table-cell>
              <table:table-cell office:value-type="string">
                <text:p>TweetFol</text:p>
                <draw:g>
                  <svg:desc>last.C1:last.C1</svg:desc>
                </draw:g>
              </table:table-cell>
              <table:table-cell office:value-type="string">
                <text:p>QH Data</text:p>
                <draw:g>
                  <svg:desc>last.D1:last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egative impact of demonetisation on Real-Estate</text:p>
                <draw:g>
                  <svg:desc>last.A2:last.A16</svg:desc>
                </draw:g>
              </table:table-cell>
              <table:table-cell office:value-type="float" office:value="0.00862518839682842">
                <text:p>0.00862518839682842</text:p>
                <draw:g>
                  <svg:desc>last.B2:last.B16</svg:desc>
                </draw:g>
              </table:table-cell>
              <table:table-cell office:value-type="float" office:value="0.00519423759014272">
                <text:p>0.00519423759014272</text:p>
                <draw:g>
                  <svg:desc>last.C2:last.C16</svg:desc>
                </draw:g>
              </table:table-cell>
              <table:table-cell office:value-type="float" office:value="0.0170940170940171">
                <text:p>0.0170940170940171</text:p>
                <draw:g>
                  <svg:desc>last.D2:last.D16</svg:desc>
                </draw:g>
              </table:table-cell>
            </table:table-row>
            <table:table-row>
              <table:table-cell office:value-type="string">
                <text:p>Suffering of farmers and Relief-measures</text:p>
              </table:table-cell>
              <table:table-cell office:value-type="float" office:value="0.011508123103182">
                <text:p>0.011508123103182</text:p>
              </table:table-cell>
              <table:table-cell office:value-type="float" office:value="0.00566491284102944">
                <text:p>0.00566491284102944</text:p>
              </table:table-cell>
              <table:table-cell office:value-type="float" office:value="0.0227920227920228">
                <text:p>0.0227920227920228</text:p>
              </table:table-cell>
            </table:table-row>
            <table:table-row>
              <table:table-cell office:value-type="string">
                <text:p>Huge deposits in PMY bank accounts</text:p>
              </table:table-cell>
              <table:table-cell office:value-type="float" office:value="0.0213979387684715">
                <text:p>0.0213979387684715</text:p>
              </table:table-cell>
              <table:table-cell office:value-type="float" office:value="0.0310309468977458">
                <text:p>0.0310309468977458</text:p>
              </table:table-cell>
              <table:table-cell office:value-type="float" office:value="0.0142450142450142">
                <text:p>0.0142450142450142</text:p>
              </table:table-cell>
            </table:table-row>
            <table:table-row>
              <table:table-cell office:value-type="string">
                <text:p>Failure of RBI to stabilize economy Post-Demon</text:p>
              </table:table-cell>
              <table:table-cell office:value-type="float" office:value="0.0232843541117067">
                <text:p>0.0232843541117067</text:p>
              </table:table-cell>
              <table:table-cell office:value-type="float" office:value="0.0220544974701205">
                <text:p>0.0220544974701205</text:p>
              </table:table-cell>
              <table:table-cell office:value-type="float" office:value="0.353276353276353">
                <text:p>0.353276353276353</text:p>
              </table:table-cell>
            </table:table-row>
            <table:table-row>
              <table:table-cell office:value-type="string">
                <text:p>Court verdicts &amp; Penalties for black money hoarders</text:p>
              </table:table-cell>
              <table:table-cell office:value-type="float" office:value="0.0335687767410654">
                <text:p>0.0335687767410654</text:p>
              </table:table-cell>
              <table:table-cell office:value-type="float" office:value="0.0557077779085209">
                <text:p>0.0557077779085209</text:p>
              </table:table-cell>
              <table:table-cell office:value-type="float" office:value="0.239316239316239">
                <text:p>0.239316239316239</text:p>
              </table:table-cell>
            </table:table-row>
            <table:table-row>
              <table:table-cell office:value-type="string">
                <text:p>Negative impact on Small/Medium scale industries/employees</text:p>
              </table:table-cell>
              <table:table-cell office:value-type="float" office:value="0.0337881358116463">
                <text:p>0.0337881358116463</text:p>
              </table:table-cell>
              <table:table-cell office:value-type="float" office:value="0.0225419825513961">
                <text:p>0.0225419825513961</text:p>
              </table:table-cell>
              <table:table-cell office:value-type="float" office:value="0.0170940170940171">
                <text:p>0.0170940170940171</text:p>
              </table:table-cell>
            </table:table-row>
            <table:table-row>
              <table:table-cell office:value-type="string">
                <text:p>Negative impact on Retail/Stock markets</text:p>
              </table:table-cell>
              <table:table-cell office:value-type="float" office:value="0.0356149241277068">
                <text:p>0.0356149241277068</text:p>
              </table:table-cell>
              <table:table-cell office:value-type="float" office:value="0.0343761031451193">
                <text:p>0.0343761031451193</text:p>
              </table:table-cell>
              <table:table-cell office:value-type="float" office:value="0.0256410256410256">
                <text:p>0.0256410256410256</text:p>
              </table:table-cell>
            </table:table-row>
            <table:table-row>
              <table:table-cell office:value-type="string">
                <text:p>Vendors going cashless &amp; impact Post-Demon</text:p>
              </table:table-cell>
              <table:table-cell office:value-type="float" office:value="0.0422374992792396">
                <text:p>0.0422374992792396</text:p>
              </table:table-cell>
              <table:table-cell office:value-type="float" office:value="0.0272319252298744">
                <text:p>0.0272319252298744</text:p>
              </table:table-cell>
              <table:table-cell office:value-type="float" office:value="0.0113960113960114">
                <text:p>0.0113960113960114</text:p>
              </table:table-cell>
            </table:table-row>
            <table:table-row>
              <table:table-cell office:value-type="string">
                <text:p>Enhanced security features on new currency notes</text:p>
              </table:table-cell>
              <table:table-cell office:value-type="float" office:value="0.0443779813246441">
                <text:p>0.0443779813246441</text:p>
              </table:table-cell>
              <table:table-cell office:value-type="float" office:value="0.071828405251391">
                <text:p>0.071828405251391</text:p>
              </table:table-cell>
              <table:table-cell office:value-type="float" office:value="0.0712250712250712">
                <text:p>0.0712250712250712</text:p>
              </table:table-cell>
            </table:table-row>
            <table:table-row>
              <table:table-cell office:value-type="string">
                <text:p>Encouraging cashless payments post demonetisation</text:p>
              </table:table-cell>
              <table:table-cell office:value-type="float" office:value="0.0455853324523066">
                <text:p>0.0455853324523066</text:p>
              </table:table-cell>
              <table:table-cell office:value-type="float" office:value="0.0464455613642858">
                <text:p>0.0464455613642858</text:p>
              </table:table-cell>
              <table:table-cell office:value-type="float" office:value="0.0883190883190883">
                <text:p>0.0883190883190883</text:p>
              </table:table-cell>
            </table:table-row>
            <table:table-row>
              <table:table-cell office:value-type="string">
                <text:p>Long queues at banks and ATMs and cash crunch</text:p>
              </table:table-cell>
              <table:table-cell office:value-type="float" office:value="0.0589514465452678">
                <text:p>0.0589514465452678</text:p>
              </table:table-cell>
              <table:table-cell office:value-type="float" office:value="0.0411000353006438">
                <text:p>0.0411000353006438</text:p>
              </table:table-cell>
              <table:table-cell office:value-type="float" office:value="0.0170940170940171">
                <text:p>0.0170940170940171</text:p>
              </table:table-cell>
            </table:table-row>
            <table:table-row>
              <table:table-cell office:value-type="string">
                <text:p>Probes and Arrests of black money hoarders</text:p>
              </table:table-cell>
              <table:table-cell office:value-type="float" office:value="0.0609174500781798">
                <text:p>0.0609174500781798</text:p>
              </table:table-cell>
              <table:table-cell office:value-type="float" office:value="0.0680798130746861">
                <text:p>0.0680798130746861</text:p>
              </table:table-cell>
              <table:table-cell office:value-type="float" office:value="0.122507122507122">
                <text:p>0.122507122507122</text:p>
              </table:table-cell>
            </table:table-row>
            <table:table-row>
              <table:table-cell office:value-type="string">
                <text:p>Negative imapct of demonetisation on Economy</text:p>
              </table:table-cell>
              <table:table-cell office:value-type="float" office:value="0.0832451644083839">
                <text:p>0.0832451644083839</text:p>
              </table:table-cell>
              <table:table-cell office:value-type="float" office:value="0.102489535880583">
                <text:p>0.102489535880583</text:p>
              </table:table-cell>
              <table:table-cell office:value-type="float" office:value="0.0256410256410256">
                <text:p>0.0256410256410256</text:p>
              </table:table-cell>
            </table:table-row>
            <table:table-row>
              <table:table-cell office:value-type="string">
                <text:p>Opposition unites against government on demonetisation </text:p>
              </table:table-cell>
              <table:table-cell office:value-type="float" office:value="0.142019696068006">
                <text:p>0.142019696068006</text:p>
              </table:table-cell>
              <table:table-cell office:value-type="float" office:value="0.125737531308309">
                <text:p>0.125737531308309</text:p>
              </table:table-cell>
              <table:table-cell office:value-type="float" office:value="0.0056980056980057">
                <text:p>0.0056980056980057</text:p>
              </table:table-cell>
            </table:table-row>
            <table:table-row>
              <table:table-cell office:value-type="string">
                <text:p>Appreciation by PM for supporting Demonitisation</text:p>
              </table:table-cell>
              <table:table-cell office:value-type="float" office:value="0.159219079998996">
                <text:p>0.159219079998996</text:p>
              </table:table-cell>
              <table:table-cell office:value-type="float" office:value="0.260031266284523">
                <text:p>0.260031266284523</text:p>
              </table:table-cell>
              <table:table-cell office:value-type="float" office:value="0.00284900284900285">
                <text:p>0.0028490028490028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